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officeooo:rsid="000c2594" officeooo:paragraph-rsid="000c2594"/>
    </style:style>
    <style:style style:name="P2" style:family="paragraph" style:parent-style-name="Standard">
      <style:text-properties officeooo:paragraph-rsid="000c2594"/>
    </style:style>
    <style:style style:name="P3" style:family="paragraph" style:parent-style-name="Standard">
      <style:text-properties officeooo:rsid="000e2420" officeooo:paragraph-rsid="000e2420"/>
    </style:style>
    <style:style style:name="P4" style:family="paragraph" style:parent-style-name="Heading_20_2">
      <style:paragraph-properties fo:break-before="page"/>
      <style:text-properties officeooo:paragraph-rsid="000ff0b1"/>
    </style:style>
    <style:style style:name="P5" style:family="paragraph" style:parent-style-name="Heading_20_2" style:list-style-name=""/>
    <style:style style:name="P6" style:family="paragraph" style:parent-style-name="Heading_20_2" style:list-style-name="">
      <style:text-properties officeooo:paragraph-rsid="000ff0b1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Standard" style:list-style-name="L1">
      <style:text-properties officeooo:rsid="000c2594" officeooo:paragraph-rsid="000c2594"/>
    </style:style>
    <style:style style:name="P9" style:family="paragraph" style:parent-style-name="Standard" style:list-style-name="L1">
      <style:text-properties officeooo:rsid="000c2594" officeooo:paragraph-rsid="000ff0b1"/>
    </style:style>
    <style:style style:name="P10" style:family="paragraph" style:parent-style-name="Standard" style:list-style-name="L2">
      <style:text-properties officeooo:rsid="000c2594" officeooo:paragraph-rsid="000c2594"/>
    </style:style>
    <style:style style:name="P11" style:family="paragraph" style:parent-style-name="Standard" style:list-style-name="L3">
      <style:text-properties officeooo:rsid="000c2594" officeooo:paragraph-rsid="000c2594"/>
    </style:style>
    <style:style style:name="P12" style:family="paragraph" style:parent-style-name="Standard" style:list-style-name="L4">
      <style:text-properties officeooo:rsid="000c2594" officeooo:paragraph-rsid="000c2594"/>
    </style:style>
    <style:style style:name="P13" style:family="paragraph" style:parent-style-name="Standard" style:list-style-name="L7">
      <style:text-properties officeooo:rsid="000c2594" officeooo:paragraph-rsid="000c2594"/>
    </style:style>
    <style:style style:name="P14" style:family="paragraph" style:parent-style-name="Standard" style:list-style-name="L7">
      <style:text-properties officeooo:rsid="000c2594" officeooo:paragraph-rsid="000e2420"/>
    </style:style>
    <style:style style:name="P15" style:family="paragraph" style:parent-style-name="Standard">
      <style:text-properties officeooo:rsid="000c2594" officeooo:paragraph-rsid="000c2594"/>
    </style:style>
    <style:style style:name="P16" style:family="paragraph" style:parent-style-name="Standard" style:list-style-name="L2">
      <style:text-properties officeooo:rsid="000e2420" officeooo:paragraph-rsid="000e2420"/>
    </style:style>
    <style:style style:name="P17" style:family="paragraph" style:parent-style-name="Standard" style:list-style-name="L3">
      <style:text-properties officeooo:rsid="000e2420" officeooo:paragraph-rsid="000e2420"/>
    </style:style>
    <style:style style:name="P18" style:family="paragraph" style:parent-style-name="Standard" style:list-style-name="L6">
      <style:text-properties officeooo:rsid="000e2420" officeooo:paragraph-rsid="000e2420"/>
    </style:style>
    <style:style style:name="P19" style:family="paragraph" style:parent-style-name="Standard" style:list-style-name="L7">
      <style:text-properties officeooo:rsid="000e2420" officeooo:paragraph-rsid="000e2420"/>
    </style:style>
    <style:style style:name="P20" style:family="paragraph" style:parent-style-name="Standard">
      <style:text-properties officeooo:rsid="000e2420" officeooo:paragraph-rsid="000e2420"/>
    </style:style>
    <style:style style:name="P21" style:family="paragraph" style:parent-style-name="Standard">
      <style:text-properties officeooo:rsid="000e2420" officeooo:paragraph-rsid="0010bdf3"/>
    </style:style>
    <style:style style:name="P22" style:family="paragraph" style:parent-style-name="Standard" style:list-style-name="L5">
      <style:text-properties officeooo:paragraph-rsid="000c2594"/>
    </style:style>
    <style:style style:name="P23" style:family="paragraph" style:parent-style-name="Standard" style:list-style-name="L7">
      <style:text-properties officeooo:rsid="000e6b6b" officeooo:paragraph-rsid="000e6b6b"/>
    </style:style>
    <style:style style:name="P24" style:family="paragraph" style:parent-style-name="Standard">
      <style:paragraph-properties fo:margin-left="0in" fo:margin-right="0in" fo:text-indent="0in" style:auto-text-indent="false" style:writing-mode="lr-tb"/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style:use-window-font-color="true" loext:opacity="0%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0pt" style:font-size-asian="10pt" style:font-size-complex="10pt"/>
    </style:style>
    <style:style style:name="P27" style:family="paragraph" style:parent-style-name="Standard" style:list-style-name="L7">
      <style:text-properties style:font-name="Ubuntu Mono" fo:font-size="10pt" officeooo:rsid="000c2594" officeooo:paragraph-rsid="000e2420" style:font-size-asian="10pt" style:font-size-complex="10pt"/>
    </style:style>
    <style:style style:name="P28" style:family="paragraph" style:parent-style-name="Standard" style:list-style-name="L7">
      <style:text-properties style:font-name="Ubuntu Mono" fo:font-size="10pt" officeooo:rsid="000c2594" officeooo:paragraph-rsid="000c2594" style:font-size-asian="10pt" style:font-size-complex="10pt"/>
    </style:style>
    <style:style style:name="P29" style:family="paragraph" style:parent-style-name="Standard">
      <style:text-properties style:font-name="Ubuntu Mono" fo:font-size="10pt" officeooo:paragraph-rsid="000c2594" style:font-size-asian="10pt" style:font-size-complex="10pt"/>
    </style:style>
    <style:style style:name="P30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0pt" officeooo:paragraph-rsid="000fad24" style:font-size-asian="10pt" style:font-size-complex="10pt"/>
    </style:style>
    <style:style style:name="P31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0pt" officeooo:paragraph-rsid="0010bdf3" style:font-size-asian="10pt" style:font-size-complex="10pt"/>
    </style:style>
    <style:style style:name="P32" style:family="paragraph" style:parent-style-name="Standard">
      <style:text-properties style:font-name="Ubuntu Mono" fo:font-size="10pt" officeooo:rsid="0010bdf3" officeooo:paragraph-rsid="0010bdf3" style:font-size-asian="10pt" style:font-size-complex="10pt"/>
    </style:style>
    <style:style style:name="P33" style:family="paragraph" style:parent-style-name="Standard" style:list-style-name="L1">
      <style:text-properties officeooo:rsid="000fad24" officeooo:paragraph-rsid="000fad24"/>
    </style:style>
    <style:style style:name="P34" style:family="paragraph" style:parent-style-name="Standard">
      <style:text-properties officeooo:rsid="0010bdf3" officeooo:paragraph-rsid="0010bdf3"/>
    </style:style>
    <style:style style:name="T1" style:family="text">
      <style:text-properties officeooo:rsid="000e2420"/>
    </style:style>
    <style:style style:name="T2" style:family="text">
      <style:text-properties officeooo:rsid="000e6b6b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language="nl" fo:country="NL"/>
    </style:style>
    <style:style style:name="T5" style:family="text">
      <style:text-properties style:use-window-font-color="true" loext:opacity="0%" fo:language="nl" fo:country="NL" officeooo:rsid="0010bdf3"/>
    </style:style>
    <style:style style:name="T6" style:family="text">
      <style:text-properties style:use-window-font-color="true" loext:opacity="0%" style:font-name-complex="Arial"/>
    </style:style>
    <style:style style:name="T7" style:family="text">
      <style:text-properties style:use-window-font-color="true" loext:opacity="0%" officeooo:rsid="0010bdf3" style:font-name-complex="Arial"/>
    </style:style>
    <style:style style:name="T8" style:family="text">
      <style:text-properties style:use-window-font-color="true" loext:opacity="0%" officeooo:rsid="0010bdf3"/>
    </style:style>
    <style:style style:name="T9" style:family="text">
      <style:text-properties officeooo:rsid="000ff0b1"/>
    </style:style>
    <style:style style:name="T10" style:family="text">
      <style:text-properties officeooo:rsid="0010bdf3"/>
    </style:style>
    <style:style style:name="T11" style:family="text">
      <style:text-properties fo:font-weight="bold" officeooo:rsid="0010bdf3" style:font-weight-asian="bold" style:font-weight-complex="bold"/>
    </style:style>
    <style:style style:name="T12" style:family="text">
      <style:text-properties officeooo:rsid="0010f0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2" text:outline-level="2">Case 1: <text:span text:style-name="T9">Multiple living related donors for a </text:span>patient <text:span text:style-name="T9">without </text:span>antibodies</text:h>
      <text:list text:style-name="L1">
        <text:list-item>
          <text:p text:style-name="P9"><text:span text:style-name="T9">Recipient</text:span></text:p>
        </text:list-item>
      </text:list>
      <text:p text:style-name="P34"/>
      <text:p text:style-name="P32">OSKAR,HLA-A*01:01:01+HLA-A*33:01:01^HLA-B*08:01:01+HLA-B*14:02:01^HLA-C*07:01:01+HLA-C*08:02:01^HLA-DRB1*03:01:01+HLA-DRB1*13:01:01^HLA-DQB1*02:01:01+HLA-DQB1*06:03:01</text:p>
      <text:p text:style-name="P34"/>
      <text:list xml:id="list123612247422461" text:continue-numbering="true" text:style-name="L1">
        <text:list-item>
          <text:p text:style-name="P9"><text:span text:style-name="T10">Foour c</text:span>andidate donors</text:p>
        </text:list-item>
      </text:list>
      <text:list text:style-name="L2">
        <text:list-item>
          <text:list>
            <text:list-item>
              <text:p text:style-name="P10">one father</text:p>
            </text:list-item>
            <text:list-item>
              <text:p text:style-name="P10">one mother</text:p>
            </text:list-item>
            <text:list-item>
              <text:p text:style-name="P10">one sister</text:p>
            </text:list-item>
            <text:list-item>
              <text:p text:style-name="P16">one brother</text:p>
            </text:list-item>
          </text:list>
        </text:list-item>
      </text:list>
      <text:p text:style-name="P3"/>
      <text:p text:style-name="P32">MAE ,HLA-A*01:01:01+HLA-A*02:01:01^HLA-B*08:01:01+HLA-B*38:01:01^HLA-C*07:01:01+HLA-C*12:03:01^HLA-DRB1*03:01:01+HLA-DRB1*07:01:01^HLA-DQB1*02:01:01+HLA-DQB1*03:03:02</text:p>
      <text:p text:style-name="P32">PAI ,HLA-A*30:01:01+HLA-A*33:01:01^HLA-B*13:02:01+HLA-B*14:02:01^HLA-C*06:02:01+HLA-C*08:02:01^HLA-DRB1*13:01:01+HLA-DRB1*11:04:01^HLA-DQB1*06:03:01+HLA-DQB1*03:01:01</text:p>
      <text:p text:style-name="P32">JOAO,HLA-A*01:01:01+HLA-A*30:01:01^HLA-B*08:01:01+HLA-B*13:02:01^HLA-C*07:01:01+HLA-C*06:02:01^HLA-DRB1*03:01:01+HLA-DRB1*11:04:01^HLA-DQB1*02:01:01+HLA-DQB1*03:01:01</text:p>
      <text:p text:style-name="P32">LUISA <text:s/>,HLA-A*02:01:01+HLA-A*33:01:01^HLA-B*38:01:01+HLA-B*14:02:01^HLA-C*12:03:01+HLA-C*08:02:01^HLA-DRB1*07:01:01+HLA-DRB1*13:01:01^HLA-DQB1*03:03:02+HLA-DQB1*06:03:01</text:p>
      <text:p text:style-name="P32"/>
      <text:p text:style-name="P21"/>
      <text:list text:style-name="L3">
        <text:list-item>
          <text:p text:style-name="P11">Enter them into the SOT system and calculate the PIRCHE. Compare the outcomes</text:p>
        </text:list-item>
      </text:list>
      <text:p text:style-name="P2"/>
      <text:list text:continue-numbering="true" text:style-name="L3">
        <text:list-item>
          <text:p text:style-name="P17">Add an uncle and evaluate again</text:p>
        </text:list-item>
      </text:list>
      <text:p text:style-name="P3"/>
      <text:p text:style-name="P32">Uncle TIO <text:s/>,A*11:01:01+HLA-A*33:01:01^HLA-B*07:02:01+HLA-B*14:02:01^HLA-C*07:02:01+HLA-C*08:02:01^HLA-DRB1*12:02:01+HLA-DRB1*13:01:01^HLA-DQB1*03:01:01+HLA-DQB1*06:03:01</text:p>
      <text:p text:style-name="P3"/>
      <text:list text:continue-numbering="true" text:style-name="L3">
        <text:list-item>
          <text:p text:style-name="P17">PM: show the heath plots and hover over the items</text:p>
        </text:list-item>
      </text:list>
      <text:p text:style-name="P1"/>
      <text:h text:style-name="P5" text:outline-level="2"/>
      <text:h text:style-name="P7" text:outline-level="2">Case 2: One DCD donor <text:span text:style-name="T9">with multiple candidate recipients (no antibodies)</text:span></text:h>
      <text:list text:continue-list="list123612247422461" text:style-name="L1">
        <text:list-item>
          <text:p text:style-name="P33">DCD donor</text:p>
        </text:list-item>
      </text:list>
      <text:p text:style-name="P30" loext:marker-style-name="T6"><text:span text:style-name="T6"/></text:p>
      <text:p text:style-name="P30" loext:marker-style-name="T6"><text:span text:style-name="T6">DON_1, HLA-A*02:01:01+HLA-A*24:02:01^HLA-B*18:01:01+HLA-B*44:05:01^HLA-C*02:02:02+HLA-C*07:01:01^HLA-DRB1*01:01:01+HLA-DRB1*16:01:01^HLA-DQB1*05:01:01+HLA-DQB1*05:02:01^HLA-DQA1*01:01:01+HLA-DQA1*01:02:02</text:span></text:p>
      <text:p text:style-name="P31" loext:marker-style-name="T6"><text:span text:style-name="T6"/></text:p>
      <text:p text:style-name="P31" loext:marker-style-name="T6"><text:span text:style-name="T6">Serology: DON_1, A2, A24(9), B18, B44(12), Cw2, Cw7, DR1, DR16(2), DQ5(1)</text:span></text:p>
      <text:p text:style-name="P30" loext:marker-style-name="T6"><text:span text:style-name="T6"/></text:p>
      <text:list text:continue-numbering="true" text:style-name="L1">
        <text:list-item>
          <text:p text:style-name="P8"><text:span text:style-name="T10">Four c</text:span>andidate recipient</text:p>
        </text:list-item>
      </text:list>
      <text:p text:style-name="P29"><text:span text:style-name="T6"/></text:p>
      <text:p text:style-name="P30" loext:marker-style-name="T6"><text:span text:style-name="T6">REC_1, HLA-A*02:01:01+HLA-A*23:01:01:01^HLA-B*18:01:01+HLA-B*27:03^HLA-C*02:02:02:01+HLA-C*07:04:01^HLA-DRB1*13:02:01+HLA-DRB1*13:03:01^HLA-DQB1*03:01:01+HLA-DQB1*06:04^HLA-DQA1*01:02+HLA-DQA1*05:05</text:span></text:p>
      <text:p text:style-name="P30" loext:marker-style-name="T6"><text:span text:style-name="T6">REC_2, HLA-A*02:01:01+HLA-A*23:01:01^HLA-B*08:01:01+HLA-B*18:01:01^HLA-C*07:01:01+HLA-C*07:01:01^HLA-DRB1*11:04:01+HLA-DRB1*13:02:01^HLA-DQB1*03:01:01+HLA-DQB1*06:04:01^HLA-DQA1*01:02:01+HLA-DQA1*05:05:01</text:span></text:p>
      <text:p text:style-name="P30" loext:marker-style-name="T6"><text:span text:style-name="T6">REC_3, HLA-A*02:01:01+HLA-A*25:01:01^HLA-B*18:01:01+HLA-B*51:01:01^HLA-C*01:02:01+HLA-C*12:03:01^HLA-DRB1*15:01:01+HLA-DRB1*11:01:01^HLA-DQB1*03:01:01+HLA-DQB1*06:02:01^HLA-DQA1*01:02:01+HLA-DQA1*05:05:01</text:span></text:p>
      <text:p text:style-name="P30" loext:marker-style-name="T6"><text:span text:style-name="T6">REC_4, HLA-A*01:01:01+HLA-A*31:01:02^HLA-B*08:01:01+HLA-B*57:01:01^HLA-C*06:02:01+HLA-C*07:01:01^HLA-DRB1*03:01:01+HLA-DRB1*07:01:01^HLA-DQB1*02:01:01+HLA-DQB1*03:03:02^HLA-DQA1*02:01:01+HLA-DQA1*05:01:01</text:span></text:p>
      <text:p text:style-name="P30" loext:marker-style-name="T6"><text:span text:style-name="T6"/></text:p>
      <text:list text:style-name="L5">
        <text:list-item>
          <text:p text:style-name="P22">Enter them into the SOT system and calculate the PIRCHE. Compare the outcomes <text:span text:style-name="T1">and store them</text:span></text:p>
        </text:list-item>
      </text:list>
      <text:p text:style-name="P2"/>
      <text:h text:style-name="P5" text:outline-level="2"/>
      <text:h text:style-name="P7" text:outline-level="2">Case 3: RAMP <text:span text:style-name="T9">evaluation</text:span></text:h>
      <text:list text:style-name="L6">
        <text:list-item>
          <text:p text:style-name="P18">Use the data from recipient 1, 2, 3, <text:span text:style-name="T9">and 4</text:span> from case 2 and plot a RAMP</text:p>
        </text:list-item>
        <text:list-item>
          <text:p text:style-name="P18">Evaluate whether this donor is good or bad donor in a relative way. Do this by che<text:span text:style-name="T9">c</text:span>king the actual PIRCHE scores from case 2 with the RAMP histogram<text:span text:style-name="T9">s</text:span></text:p>
        </text:list-item>
      </text:list>
      <text:p text:style-name="P3"/>
      <text:h text:style-name="P5" text:outline-level="2"/>
      <text:h text:style-name="P7" text:outline-level="2">Case <text:span text:style-name="T1">4</text:span>: <text:span text:style-name="T9">Adding unacceptables to the RAMP for a</text:span> patient without antibodies</text:h>
      <text:list xml:id="list1036647299" text:style-name="L7">
        <text:list-item>
          <text:p text:style-name="P13">Enter the typing</text:p>
        </text:list-item>
        <text:list-item>
          <text:p text:style-name="P28"><text:span text:style-name="T12">REC_WW, </text:span>HLA-A*02:01:01+HLA-A*29:02:01^HLA-B*51:01:01+HLA-B*51:01:01^HLA-C*01:02:01+HLA-C*02:02:02^HLA-DRB1*15:01:01+HLA-DRB1*11:01:01^HLA-DQB1*03:01:01+HLA-DQB1*06:02:01^HLA-DQA1*01:02:01+HLA-DQA1*05:05:01</text:p>
        </text:list-item>
        <text:list-item>
          <text:p text:style-name="P13">Create a RAMP</text:p>
        </text:list-item>
        <text:list-item>
          <text:p text:style-name="P13">select unacceptables to get into a vPRA of ~ 5<text:span text:style-name="T2">0</text:span>%</text:p>
        </text:list-item>
        <text:list-item>
          <text:p text:style-name="P23">check the distribution of the risk classifications</text:p>
        </text:list-item>
      </text:list>
      <text:p text:style-name="P1"/>
      <text:h text:style-name="P6" text:outline-level="2"/>
      <text:h text:style-name="P4" text:outline-level="2">Case <text:span text:style-name="T1">5</text:span>: <text:span text:style-name="T9">Adding unacceptables to the RAMP for a</text:span> patient with antibodies</text:h>
      <text:list text:continue-numbering="true" text:style-name="L7">
        <text:list-item>
          <text:p text:style-name="P14">Enter the typing</text:p>
        </text:list-item>
        <text:list-item>
          <text:p text:style-name="P27">HLA-A*02:01:01+HLA-A*03:01:01^HLA-B*35:01:01+HLA-B*51:01:01^HLA-C*04:01:01+HLA-C*14:02:01^HLA-DRB1*01:01:01+HLA-DRB1*07:01:01^HLA-DQB1*02:02:01+HLA-DQB1*05:01:01^HLA-DQA1*01:01:01+HLA-DQA1*02:01:01</text:p>
        </text:list-item>
        <text:list-item>
          <text:p text:style-name="P19">Add the MFI data → <text:span text:style-name="T11">get files from UMCU</text:span></text:p>
        </text:list-item>
        <text:list-item>
          <text:p text:style-name="P14">select unacceptables <text:span text:style-name="T1">to create a pattern that suits you</text:span></text:p>
        </text:list-item>
        <text:list-item>
          <text:p text:style-name="P19">evaluate the RAMP</text:p>
        </text:list-item>
      </text:list>
      <text:p text:style-name="P24" loext:marker-style-name="T3"><text:span text:style-name="T8"/></text:p>
      <text:p text:style-name="P24" loext:marker-style-name="T3"><text:span text:style-name="T8">2</text:span><text:bookmark-start text:name="_MailOriginal"/><text:span text:style-name="T3"> cases with luminex antibodies</text:span></text:p>
      <text:p text:style-name="P25" loext:marker-style-name="T3"/>
      <text:p text:style-name="P26" loext:marker-style-name="T4"><text:span text:style-name="T4">986234407446 (1207961) </text:span><text:span text:style-name="T5">REC_XX, </text:span><text:span text:style-name="T4">HLA-A*02:01:01+HLA-A*25:01:01^HLA-B*15:01:01+HLA-B*40:01:02^HLA-C*03:04:01+HLA-C*03:04:01^HLA-DRB1*13:02:01+HLA-DRB1*04:01:01^HLA-DQB1*03:02:01+HLA-DQB1*06:04:01^HLA-DQA1*01:02:01+HLA-DQA1*03:01:01</text:span></text:p>
      <text:p text:style-name="P26" loext:marker-style-name="T4"><text:span text:style-name="T4">986234307066 (6652789) </text:span><text:span text:style-name="T5">REC_XY, </text:span><text:span text:style-name="T4">HLA-A*01:01:01+HLA-A*02:01:01^HLA-B*08:01:01+HLA-B*08:01:01^HLA-C*07:01:01+HLA-C*07:01:01^HLA-DRB1*03:01:01+HLA-DRB1*03:01:01^HLA-DQB1*02:01:01+HLA-DQB1*02:01:01^HLA-DQA1*05:01:01+HLA-DQA1*05:01:01</text:span></text:p>
      <text:p text:style-name="P26" loext:marker-style-name="T4"><text:span text:style-name="T6"/></text:p>
      <text:p text:style-name="P24"/>
      <text:p text:style-name="P3"><text:bookmark-end text:name="_MailOriginal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0:27:50.360765415</meta:creation-date>
    <dc:date>2023-11-28T12:36:11.878395194</dc:date>
    <meta:editing-duration>PT3H6M41S</meta:editing-duration>
    <meta:editing-cycles>7</meta:editing-cycles>
    <meta:generator>LibreOffice/7.5.7.1$Linux_X86_64 LibreOffice_project/50$Build-1</meta:generator>
    <meta:document-statistic meta:table-count="0" meta:image-count="0" meta:object-count="0" meta:page-count="5" meta:paragraph-count="44" meta:word-count="276" meta:character-count="4142" meta:non-whitespace-character-count="3932"/>
  </office:meta>
</office:document-meta>
</file>